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6.5299in" table:align="margins" fo:background-color="transparent">
        <style:background-image/>
      </style:table-properties>
    </style:style>
    <style:style style:name="Table3.A" style:family="table-column">
      <style:table-column-properties style:column-width="1.0701in" style:rel-column-width="10740*"/>
    </style:style>
    <style:style style:name="Table3.B" style:family="table-column">
      <style:table-column-properties style:column-width="2.5931in" style:rel-column-width="26024*"/>
    </style:style>
    <style:style style:name="Table3.C" style:family="table-column">
      <style:table-column-properties style:column-width="1.1201in" style:rel-column-width="11241*"/>
    </style:style>
    <style:style style:name="Table3.D" style:family="table-column">
      <style:table-column-properties style:column-width="1.7465in" style:rel-column-width="17530*"/>
    </style:style>
    <style:style style:name="Table3.1" style:family="table-row">
      <style:table-row-properties style:min-row-height="0.2257in" fo:background-color="transparent">
        <style:background-image/>
      </style:table-row-properties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2007in" fo:background-color="transparent">
        <style:background-image/>
      </style:table-row-properties>
    </style:style>
    <style:style style:name="Table3.3" style:family="table-row">
      <style:table-row-properties style:min-row-height="0.2451in" fo:background-color="transparent">
        <style:background-image/>
      </style:table-row-properties>
    </style:style>
    <style:style style:name="Table4" style:family="table">
      <style:table-properties style:width="6.5299in" table:align="margins"/>
    </style:style>
    <style:style style:name="Table4.A" style:family="table-column">
      <style:table-column-properties style:column-width="1.3056in" style:rel-column-width="13102*"/>
    </style:style>
    <style:style style:name="Table4.B" style:family="table-column">
      <style:table-column-properties style:column-width="1.3063in" style:rel-column-width="13109*"/>
    </style:style>
    <style:style style:name="Table4.C" style:family="table-column">
      <style:table-column-properties style:column-width="1.0514in" style:rel-column-width="10551*"/>
    </style:style>
    <style:style style:name="Table4.D" style:family="table-column">
      <style:table-column-properties style:column-width="1.5604in" style:rel-column-width="15660*"/>
    </style:style>
    <style:style style:name="Table4.E" style:family="table-column">
      <style:table-column-properties style:column-width="1.3063in" style:rel-column-width="13113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5299in" table:align="margins"/>
    </style:style>
    <style:style style:name="Table5.A" style:family="table-column">
      <style:table-column-properties style:column-width="0.2958in" style:rel-column-width="2969*"/>
    </style:style>
    <style:style style:name="Table5.B" style:family="table-column">
      <style:table-column-properties style:column-width="0.7375in" style:rel-column-width="7401*"/>
    </style:style>
    <style:style style:name="Table5.C" style:family="table-column">
      <style:table-column-properties style:column-width="1.1889in" style:rel-column-width="11931*"/>
    </style:style>
    <style:style style:name="Table5.D" style:family="table-column">
      <style:table-column-properties style:column-width="0.625in" style:rel-column-width="6272*"/>
    </style:style>
    <style:style style:name="Table5.E" style:family="table-column">
      <style:table-column-properties style:column-width="0.3736in" style:rel-column-width="3749*"/>
    </style:style>
    <style:style style:name="Table5.F" style:family="table-column">
      <style:table-column-properties style:column-width="0.5639in" style:rel-column-width="5659*"/>
    </style:style>
    <style:style style:name="Table5.G" style:family="table-column">
      <style:table-column-properties style:column-width="0.8424in" style:rel-column-width="8454*"/>
    </style:style>
    <style:style style:name="Table5.H" style:family="table-column">
      <style:table-column-properties style:column-width="0.5986in" style:rel-column-width="6007*"/>
    </style:style>
    <style:style style:name="Table5.I" style:family="table-column">
      <style:table-column-properties style:column-width="0.434in" style:rel-column-width="4355*"/>
    </style:style>
    <style:style style:name="Table5.J" style:family="table-column">
      <style:table-column-properties style:column-width="0.8708in" style:rel-column-width="873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J1" style:family="table-cell">
      <style:table-cell-properties fo:padding="0.0382in" fo:border="0.5pt solid #000000"/>
    </style:style>
    <style:style style:name="Table5.2" style:family="table-row">
      <style:table-row-properties style:min-row-height="0.1972in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H2" style:family="table-cell">
      <style:table-cell-properties fo:padding="0.0382in" fo:border-left="0.5pt solid #000000" fo:border-right="0.5pt solid #000000" fo:border-top="none" fo:border-bottom="0.5pt solid #000000"/>
    </style:style>
    <style:style style:name="Table5.4" style:family="table-row">
      <style:table-row-properties style:min-row-height="0.2806in"/>
    </style:style>
    <style:style style:name="Table6" style:family="table">
      <style:table-properties style:width="6.5299in" fo:margin-left="0in" table:align="left"/>
    </style:style>
    <style:style style:name="Table6.A" style:family="table-column">
      <style:table-column-properties style:column-width="2.5958in"/>
    </style:style>
    <style:style style:name="Table6.B" style:family="table-column">
      <style:table-column-properties style:column-width="2.0313in"/>
    </style:style>
    <style:style style:name="Table6.C" style:family="table-column">
      <style:table-column-properties style:column-width="1.0326in"/>
    </style:style>
    <style:style style:name="Table6.D" style:family="table-column">
      <style:table-column-properties style:column-width="0.8701in"/>
    </style:style>
    <style:style style:name="Table6.A1" style:family="table-cell">
      <style:table-cell-properties fo:padding="0.0382in" fo:border-left="none" fo:border-right="none" fo:border-top="0.5pt solid #000000" fo:border-bottom="none" style:writing-mode="page"/>
    </style:style>
    <style:style style:name="Table6.C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6.D1" style:family="table-cell">
      <style:table-cell-properties fo:padding="0.0382in" fo:border="0.5pt solid #000000" style:writing-mode="page"/>
    </style:style>
    <style:style style:name="Table6.2" style:family="table-row">
      <style:table-row-properties style:min-row-height="0.2944in"/>
    </style:style>
    <style:style style:name="Table6.A2" style:family="table-cell">
      <style:table-cell-properties fo:padding="0.0382in" fo:border="none" style:writing-mode="page"/>
    </style:style>
    <style:style style:name="Table6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6.3" style:family="table-row">
      <style:table-row-properties style:min-row-height="0.1889in"/>
    </style:style>
    <style:style style:name="Table6.4" style:family="table-row">
      <style:table-row-properties style:min-row-height="0.2903in"/>
    </style:style>
    <style:style style:name="Table1" style:family="table">
      <style:table-properties style:width="6.5299in" table:align="margins"/>
    </style:style>
    <style:style style:name="Table1.A" style:family="table-column">
      <style:table-column-properties style:column-width="2.1764in" style:rel-column-width="21845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text-properties officeooo:paragraph-rsid="0094e93f"/>
    </style:style>
    <style:style style:name="P2" style:family="paragraph" style:parent-style-name="Standard">
      <style:text-properties officeooo:paragraph-rsid="0094e93f"/>
    </style:style>
    <style:style style:name="P3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94e93f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94e93f" style:font-size-asian="10pt" style:font-size-complex="10pt"/>
    </style:style>
    <style:style style:name="P5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94e93f" style:font-size-asian="10pt" style:font-size-complex="10pt"/>
    </style:style>
    <style:style style:name="P6" style:family="paragraph" style:parent-style-name="Table_20_Contents">
      <style:text-properties style:font-name="Pyidaungsu" officeooo:paragraph-rsid="0094e93f"/>
    </style:style>
    <style:style style:name="P7" style:family="paragraph" style:parent-style-name="Table_20_Contents">
      <style:paragraph-properties fo:line-height="115%"/>
      <style:text-properties style:font-name="Pyidaungsu" officeooo:paragraph-rsid="0094e93f"/>
    </style:style>
    <style:style style:name="P8" style:family="paragraph" style:parent-style-name="Standard">
      <style:text-properties style:font-name="Pyidaungsu" fo:font-size="6pt" officeooo:rsid="0016b123" officeooo:paragraph-rsid="001e8832" style:font-size-asian="6pt" style:font-size-complex="6pt"/>
    </style:style>
    <style:style style:name="P9" style:family="paragraph" style:parent-style-name="Table_20_Contents">
      <style:text-properties style:font-name="Pyidaungsu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Pyidaungsu" fo:font-size="8pt" fo:font-weight="bold" officeooo:paragraph-rsid="001e8832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Pyidaungsu" fo:font-size="8pt" fo:font-weight="bold" officeooo:rsid="0022b578" officeooo:paragraph-rsid="0022b578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Pyidaungsu" fo:font-size="8pt" fo:font-weight="bold" officeooo:rsid="002665f7" officeooo:paragraph-rsid="002665f7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Pyidaungsu" fo:font-size="8pt" fo:font-weight="bold" officeooo:rsid="0026abea" officeooo:paragraph-rsid="0026abea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Pyidaungsu" fo:font-size="8pt" fo:font-weight="bold" officeooo:rsid="00287f8b" officeooo:paragraph-rsid="00287f8b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Pyidaungsu" fo:font-size="8pt" fo:font-weight="bold" officeooo:rsid="0029121f" officeooo:paragraph-rsid="0029121f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Pyidaungsu" fo:font-size="8pt" fo:font-weight="bold" officeooo:paragraph-rsid="006535e0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Pyidaungsu" fo:font-size="8pt" fo:font-weight="bold" officeooo:paragraph-rsid="007b6916" style:font-size-asian="8pt" style:font-weight-asian="bold" style:font-name-complex="Pyidaungsu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yidaungsu" fo:font-size="8pt" officeooo:paragraph-rsid="001e8832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Pyidaungsu" fo:font-size="8pt" officeooo:paragraph-rsid="001e8832" style:font-size-asian="8pt" style:font-size-complex="8pt"/>
    </style:style>
    <style:style style:name="P20" style:family="paragraph" style:parent-style-name="Table_20_Contents">
      <style:text-properties style:font-name="Pyidaungsu" fo:font-size="8pt" officeooo:paragraph-rsid="001e8832" style:font-size-asian="8pt" style:font-size-complex="8pt"/>
    </style:style>
    <style:style style:name="P21" style:family="paragraph" style:parent-style-name="Table_20_Contents">
      <style:paragraph-properties fo:line-height="150%" fo:text-align="start" style:justify-single-word="false"/>
      <style:text-properties style:font-name="Pyidaungsu" fo:font-size="8pt" officeooo:rsid="0032c0fe" officeooo:paragraph-rsid="00327b33" style:font-size-asian="8pt" style:font-name-complex="Pyidaungsu" style:font-size-complex="8pt" style:language-complex="my" style:country-complex="MM"/>
    </style:style>
    <style:style style:name="P22" style:family="paragraph" style:parent-style-name="Table_20_Contents">
      <style:paragraph-properties fo:line-height="150%" fo:text-align="center" style:justify-single-word="false"/>
      <style:text-properties fo:font-size="8pt" officeooo:paragraph-rsid="00724649" style:font-size-asian="8pt" style:font-size-complex="8pt"/>
    </style:style>
    <style:style style:name="P23" style:family="paragraph" style:parent-style-name="Standard">
      <style:paragraph-properties fo:text-align="center" style:justify-single-word="false"/>
      <style:text-properties fo:font-size="8pt" officeooo:paragraph-rsid="0080f36a" style:font-size-asian="8pt" style:font-name-complex="Pyidaungsu" style:font-size-complex="8pt"/>
    </style:style>
    <style:style style:name="P24" style:family="paragraph" style:parent-style-name="Standard">
      <style:paragraph-properties fo:text-align="end" style:justify-single-word="false"/>
      <style:text-properties officeooo:paragraph-rsid="001e8832"/>
    </style:style>
    <style:style style:name="P25" style:family="paragraph" style:parent-style-name="Table_20_Contents">
      <style:paragraph-properties fo:text-align="center" style:justify-single-word="false"/>
      <style:text-properties fo:font-size="9pt" fo:font-weight="normal" officeooo:rsid="003aa3e7" officeooo:paragraph-rsid="003aa3e7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line-height="150%" fo:text-align="start" style:justify-single-word="false"/>
      <style:text-properties style:font-name="Times New Roman" fo:font-size="8pt" officeooo:paragraph-rsid="001e8832" style:font-size-asian="8pt" style:font-size-complex="8pt"/>
    </style:style>
    <style:style style:name="P27" style:family="paragraph" style:parent-style-name="Table_20_Contents">
      <style:paragraph-properties fo:line-height="150%" fo:text-align="start" style:justify-single-word="false"/>
      <style:text-properties style:font-name="Times New Roman" fo:font-size="8pt" officeooo:paragraph-rsid="0061ca29" style:font-size-asian="8pt" style:font-size-complex="8pt"/>
    </style:style>
    <style:style style:name="P28" style:family="paragraph" style:parent-style-name="Table_20_Contents">
      <style:text-properties style:font-name="Times New Roman" fo:font-size="8pt" fo:font-weight="bold" officeooo:rsid="0017b2e5" officeooo:paragraph-rsid="001e8832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Times New Roman" fo:font-size="8pt" fo:font-weight="bold" officeooo:rsid="0017b2e5" officeooo:paragraph-rsid="006535e0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1b6438" officeooo:paragraph-rsid="001e8832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line-height="150%" fo:text-align="end" style:justify-single-word="false"/>
      <style:text-properties style:font-name="Times New Roman" fo:font-size="8pt" fo:font-weight="bold" officeooo:rsid="009cb259" officeooo:paragraph-rsid="001e8832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line-height="150%" fo:text-align="start" style:justify-single-word="false"/>
      <style:text-properties style:font-name="Times New Roman" fo:font-size="8pt" fo:font-weight="bold" officeooo:rsid="009cb259" officeooo:paragraph-rsid="001e8832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line-height="150%" fo:text-align="start" style:justify-single-word="false"/>
      <style:text-properties style:font-name="Times New Roman" fo:font-size="8pt" fo:font-weight="bold" officeooo:rsid="009cb259" officeooo:paragraph-rsid="00625f42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line-height="100%" fo:text-align="end" style:justify-single-word="false"/>
      <style:text-properties style:font-name="Times New Roman" fo:font-size="8pt" fo:font-weight="bold" officeooo:paragraph-rsid="001e8832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line-height="100%" fo:text-align="end" style:justify-single-word="false"/>
      <style:text-properties style:font-name="Times New Roman" fo:font-size="8pt" fo:font-weight="bold" officeooo:paragraph-rsid="005cc155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line-height="100%" fo:text-align="start" style:justify-single-word="false"/>
      <style:text-properties style:font-name="Times New Roman" fo:font-size="8pt" fo:font-weight="bold" officeooo:rsid="0044d471" officeooo:paragraph-rsid="001e8832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Times New Roman" fo:font-size="8pt" fo:font-weight="bold" officeooo:rsid="0044d471" officeooo:paragraph-rsid="005cc155" style:font-size-asian="8pt" style:font-weight-asian="bold" style:font-size-complex="8pt" style:font-weight-complex="bold"/>
    </style:style>
    <style:style style:name="P38" style:family="paragraph" style:parent-style-name="Table_20_Contents">
      <style:text-properties style:font-name="Times New Roman" fo:font-size="8pt" fo:font-weight="bold" officeooo:rsid="00211991" officeooo:paragraph-rsid="00211991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3fc5f0" officeooo:paragraph-rsid="003fc5f0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Times New Roman" fo:font-size="8pt" fo:font-weight="bold" officeooo:rsid="005ebe4f" officeooo:paragraph-rsid="005ebe4f" style:font-size-asian="8pt" style:font-weight-asian="bold" style:font-size-complex="8pt" style:font-weight-complex="bold"/>
    </style:style>
    <style:style style:name="P41" style:family="paragraph" style:parent-style-name="Standard">
      <style:text-properties style:font-name="Times New Roman" fo:font-size="8pt" fo:font-weight="bold" officeooo:rsid="0016b123" officeooo:paragraph-rsid="007a1680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Times New Roman" fo:font-size="8pt" fo:font-weight="bold" officeooo:rsid="0065175f" officeooo:paragraph-rsid="0065175f" style:font-size-asian="8pt" style:font-weight-asian="bold" style:font-size-complex="8pt" style:language-complex="my" style:country-complex="MM" style:font-weight-complex="bold"/>
    </style:style>
    <style:style style:name="P43" style:family="paragraph" style:parent-style-name="Standard">
      <style:text-properties style:font-name="Times New Roman" fo:font-size="8pt" fo:font-weight="bold" officeooo:rsid="00361d18" officeooo:paragraph-rsid="007a1680" style:font-size-asian="7pt" style:font-weight-asian="bold" style:font-size-complex="8pt" style:font-weight-complex="bold"/>
    </style:style>
    <style:style style:name="P44" style:family="paragraph" style:parent-style-name="Standard">
      <style:text-properties style:font-name="Arial" fo:font-size="6pt" officeooo:rsid="004ea73a" officeooo:paragraph-rsid="00361d18" style:font-size-asian="6pt" style:font-size-complex="6pt"/>
    </style:style>
    <style:style style:name="P45" style:family="paragraph" style:parent-style-name="Standard">
      <style:text-properties officeooo:paragraph-rsid="00361d18"/>
    </style:style>
    <style:style style:name="P46" style:family="paragraph" style:parent-style-name="Table_20_Contents">
      <style:text-properties officeooo:paragraph-rsid="001e8832"/>
    </style:style>
    <style:style style:name="P47" style:family="paragraph" style:parent-style-name="Standard">
      <style:text-properties officeooo:paragraph-rsid="007ef5e6"/>
    </style:style>
    <style:style style:name="P48" style:family="paragraph" style:parent-style-name="Table_20_Contents">
      <style:paragraph-properties fo:line-height="150%"/>
      <style:text-properties style:font-name="Pyidaungsu" fo:font-size="9pt" officeooo:paragraph-rsid="0094e93f" style:font-size-asian="9pt" style:font-size-complex="9pt"/>
    </style:style>
    <style:style style:name="P49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Times New Roman" fo:font-size="8pt" fo:font-weight="bold" officeooo:rsid="00361d18" style:font-size-asian="7pt" style:font-weight-asian="bold" style:font-size-complex="8pt" style:font-weight-complex="bold"/>
    </style:style>
    <style:style style:name="T5" style:family="text">
      <style:text-properties style:font-name="Times New Roman" officeooo:rsid="00361d18" style:font-size-asian="7pt" style:language-complex="my" style:country-complex="MM"/>
    </style:style>
    <style:style style:name="T6" style:family="text">
      <style:text-properties style:font-name="Arial" fo:font-size="6pt" officeooo:rsid="004ea73a" style:font-size-asian="6pt" style:font-size-complex="6pt"/>
    </style:style>
    <style:style style:name="T7" style:family="text">
      <style:text-properties style:font-name="Arial" fo:font-size="6pt" officeooo:rsid="003ce0b8" style:font-size-asian="6pt" style:font-size-complex="6pt"/>
    </style:style>
    <style:style style:name="T8" style:family="text">
      <style:text-properties style:font-name="Pyidaungsu" fo:font-size="8pt" officeooo:rsid="0051b4c0" style:font-size-asian="8pt" style:font-size-complex="8pt"/>
    </style:style>
    <style:style style:name="T9" style:family="text">
      <style:text-properties style:font-name="Pyidaungsu" fo:font-size="8pt" officeooo:rsid="004ea73a" style:font-size-asian="8pt" style:font-size-complex="8pt"/>
    </style:style>
    <style:style style:name="T10" style:family="text">
      <style:text-properties officeooo:rsid="00470c5f"/>
    </style:style>
    <style:style style:name="T11" style:family="text">
      <style:text-properties fo:font-weight="bold" officeooo:rsid="0048ec55" style:font-weight-asian="bold" style:font-weight-complex="bold"/>
    </style:style>
    <style:style style:name="T12" style:family="text">
      <style:text-properties officeooo:rsid="0048ec55"/>
    </style:style>
    <style:style style:name="T13" style:family="text">
      <style:text-properties officeooo:rsid="006535e0"/>
    </style:style>
    <style:style style:name="T14" style:family="text">
      <style:text-properties style:font-name-complex="Times New Roman" style:language-complex="my" style:country-complex="MM"/>
    </style:style>
    <style:style style:name="T15" style:family="text">
      <style:text-properties officeooo:rsid="0035200c" style:font-size-asian="7pt" style:font-name-complex="Times New Roman" style:language-complex="my" style:country-complex="MM"/>
    </style:style>
    <style:style style:name="T16" style:family="text">
      <style:text-properties fo:font-size="19pt" fo:font-weight="bold" style:font-size-asian="19pt" style:font-weight-asian="bold" style:font-size-complex="19pt" style:font-weight-complex="bold"/>
    </style:style>
    <style:style style:name="T17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style style:name="gr1" style:family="graphic">
      <style:graphic-properties draw:stroke="dash" draw:stroke-dash="Long_20_Dot" svg:stroke-width="0.0201in" svg:stroke-color="#000000" draw:marker-start-width="0.1701in" draw:marker-end-width="0.1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Date" text:name="py3o.doc.printed_date"/>
        <text:user-field-decl office:value-type="string" office:string-value="Add" text:name="py3o.temp.address"/>
        <text:user-field-decl office:value-type="string" office:string-value="Contact" text:name="py3o.temp.company_phone"/>
        <text:user-field-decl office:value-type="string" office:string-value="TitleBig" text:name="py3o.temp.title1"/>
        <text:user-field-decl office:value-type="string" office:string-value="Title" text:name="py3o.temp.title2"/>
        <text:user-field-decl office:value-type="string" office:string-value="printed_date" text:name="py3o.company.printed_date"/>
        <text:user-field-decl office:value-type="string" office:string-value="city" text:name="py3o.company.city"/>
        <text:user-field-decl office:value-type="string" office:string-value="phone" text:name="py3o.company.phone"/>
        <text:user-field-decl office:value-type="string" office:string-value="street1" text:name="py3o.company.street1"/>
        <text:user-field-decl office:value-type="string" office:string-value="street2" text:name="py3o.company.street2"/>
        <text:user-field-decl office:value-type="string" office:string-value="township" text:name="py3o.company.township"/>
        <text:user-field-decl office:value-type="string" office:string-value="facebook_link" text:name="py3o.company.facebook_link"/>
        <text:user-field-decl office:value-type="string" office:string-value="gmail" text:name="py3o.company.gmail"/>
        <text:user-field-decl office:value-type="string" office:string-value="viber_no" text:name="py3o.company.viber_no"/>
        <text:user-field-decl office:value-type="string" office:string-value="we_chat" text:name="py3o.company.we_chat"/>
        <text:user-field-decl office:value-type="string" office:string-value="website" text:name="py3o.company.website"/>
        <text:user-field-decl office:value-type="string" office:string-value="cus_name" text:name="py3o.record.cus_name"/>
        <text:user-field-decl office:value-type="string" office:string-value="township" text:name="py3o.record.township"/>
        <text:user-field-decl office:value-type="string" office:string-value="city" text:name="py3o.record.city"/>
        <text:user-field-decl office:value-type="string" office:string-value="customer_code" text:name="py3o.record.customer_code"/>
        <text:user-field-decl office:value-type="string" office:string-value="order_date" text:name="py3o.record.order_date"/>
        <text:user-field-decl office:value-type="string" office:string-value="sale_person" text:name="py3o.record.sale_person"/>
        <text:user-field-decl office:value-type="string" office:string-value="remark" text:name="py3o.record.remark"/>
        <text:user-field-decl office:value-type="string" office:string-value="no" text:name="py3o.line.no"/>
        <text:user-field-decl office:value-type="string" office:string-value="o_pcode" text:name="py3o.line.o_pcode"/>
        <text:user-field-decl office:value-type="string" office:string-value="o_pname" text:name="py3o.line.o_pname"/>
        <text:user-field-decl office:value-type="string" office:string-value="o_uom" text:name="py3o.line.o_uom"/>
        <text:user-field-decl office:value-type="string" office:string-value="o_qty" text:name="py3o.line.o_qty"/>
        <text:user-field-decl office:value-type="string" office:string-value="o_punit" text:name="py3o.line.o_punit"/>
        <text:user-field-decl office:value-type="string" office:string-value="o_discount" text:name="py3o.line.o_discount"/>
        <text:user-field-decl office:value-type="string" office:string-value="o_tax" text:name="py3o.line.o_tax"/>
        <text:user-field-decl office:value-type="string" office:string-value="o_subtotal" text:name="py3o.line.o_subtotal"/>
        <text:user-field-decl office:value-type="string" office:string-value="qty_total" text:name="py3o.record.qty_total"/>
        <text:user-field-decl office:value-type="string" office:string-value="sub_total" text:name="py3o.record.sub_total"/>
        <text:user-field-decl office:value-type="string" office:string-value="foc_total" text:name="py3o.record.foc_total"/>
        <text:user-field-decl office:value-type="string" office:string-value="discount_total" text:name="py3o.record.discount_total"/>
        <text:user-field-decl office:value-type="string" office:string-value="grand_total" text:name="py3o.record.grand_total"/>
        <text:user-field-decl office:value-type="string" office:string-value="invoice_id" text:name="py3o.record.invoice_id"/>
        <text:user-field-decl office:value-type="string" office:string-value="invoice_date" text:name="py3o.record.invoice_date"/>
        <text:user-field-decl office:value-type="string" office:string-value="due_date" text:name="py3o.record.due_date"/>
        <text:user-field-decl office:value-type="string" office:string-value="source" text:name="py3o.record.source"/>
        <text:user-field-decl office:value-type="string" office:string-value="o_uom_unit" text:name="py3o.line.o_uom_unit"/>
        <text:user-field-decl office:value-type="string" office:string-value="payment_type" text:name="py3o.record.payment_type"/>
        <text:user-field-decl office:value-type="string" office:string-value="foc_amount" text:name="py3o.record.foc_amount"/>
        <text:user-field-decl office:value-type="string" office:string-value="paid_amount" text:name="py3o.record.paid_amount"/>
        <text:user-field-decl office:value-type="string" office:string-value="due_amount" text:name="py3o.record.due_amount"/>
        <text:user-field-decl office:value-type="string" office:string-value="Shop Name" text:name="py3o.record.shop_name"/>
      </text:user-field-decls>
      <text:p text:style-name="P24"><text:a xlink:type="simple" xlink:href="py3o://for=%22record%20in%20records%22" text:style-name="Internet_20_link" text:visited-style-name="Visited_20_Internet_20_Link"><text:span text:style-name="T7">for="record in record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8">Invoice ID</text:p>
          </table:table-cell>
          <table:table-cell table:style-name="Table3.A1" office:value-type="string">
            <text:p text:style-name="P10">: <text:s/><text:user-field-get text:name="py3o.record.invoice_id">invoice_id</text:user-field-get></text:p>
          </table:table-cell>
          <table:table-cell table:style-name="Table3.A1" office:value-type="string">
            <text:p text:style-name="P28">Customer Name</text:p>
          </table:table-cell>
          <table:table-cell table:style-name="Table3.A1" office:value-type="string">
            <text:p text:style-name="P10">: <text:user-field-get text:name="py3o.record.cus_name">cus_name</text:user-field-get></text:p>
          </table:table-cell>
        </table:table-row>
        <table:table-row table:style-name="Table3.2">
          <table:table-cell table:style-name="Table3.A1" office:value-type="string">
            <text:p text:style-name="P11">Payment Type</text:p>
          </table:table-cell>
          <table:table-cell table:style-name="Table3.A1" office:value-type="string">
            <text:p text:style-name="P10">: <text:user-field-get text:name="py3o.record.payment_type">payment_type</text:user-field-get></text:p>
          </table:table-cell>
          <table:table-cell table:style-name="Table3.A1" office:value-type="string">
            <text:p text:style-name="P29"><text:span text:style-name="T13">Shop</text:span> Name</text:p>
          </table:table-cell>
          <table:table-cell table:style-name="Table3.A1" office:value-type="string">
            <text:p text:style-name="P16">: <text:user-field-get text:name="py3o.record.shop_name">Shop Name</text:user-field-get></text:p>
          </table:table-cell>
        </table:table-row>
        <table:table-row table:style-name="Table3.3">
          <table:table-cell table:style-name="Table3.A1" office:value-type="string">
            <text:p text:style-name="P28">Customer Code</text:p>
          </table:table-cell>
          <table:table-cell table:style-name="Table3.A1" office:value-type="string">
            <text:p text:style-name="P10">: <text:user-field-get text:name="py3o.record.customer_code">customer_code</text:user-field-get></text:p>
          </table:table-cell>
          <table:table-cell table:style-name="Table3.A1" office:value-type="string">
            <text:p text:style-name="P29">Address</text:p>
          </table:table-cell>
          <table:table-cell table:style-name="Table3.A1" office:value-type="string">
            <text:p text:style-name="P10">: <text:user-field-get text:name="py3o.record.township">township</text:user-field-get><text:s/>, <text:s/><text:user-field-get text:name="py3o.record.city">city</text:user-field-get>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2">Invoice Date : </text:p>
          </table:table-cell>
          <table:table-cell table:style-name="Table4.A1" office:value-type="string">
            <text:p text:style-name="P12">Due Date : </text:p>
          </table:table-cell>
          <table:table-cell table:style-name="Table4.A1" office:value-type="string">
            <text:p text:style-name="P13">Source : </text:p>
          </table:table-cell>
          <table:table-cell table:style-name="Table4.A1" office:value-type="string">
            <text:p text:style-name="P14">Salesperson : </text:p>
          </table:table-cell>
          <table:table-cell table:style-name="Table4.A1" office:value-type="string">
            <text:p text:style-name="P15">Remark : </text:p>
          </table:table-cell>
        </table:table-row>
        <table:table-row>
          <table:table-cell table:style-name="Table4.A1" office:value-type="string">
            <text:p text:style-name="P9"><text:user-field-get text:name="py3o.record.invoice_date">invoice_date</text:user-field-get></text:p>
          </table:table-cell>
          <table:table-cell table:style-name="Table4.A1" office:value-type="string">
            <text:p text:style-name="P9"><text:user-field-get text:name="py3o.record.due_date">due_date</text:user-field-get></text:p>
          </table:table-cell>
          <table:table-cell table:style-name="Table4.A1" office:value-type="string">
            <text:p text:style-name="P9"><text:user-field-get text:name="py3o.record.source">source</text:user-field-get></text:p>
          </table:table-cell>
          <table:table-cell table:style-name="Table4.A1" office:value-type="string">
            <text:p text:style-name="P9"><text:user-field-get text:name="py3o.record.sale_person">sale_person</text:user-field-get></text:p>
          </table:table-cell>
          <table:table-cell table:style-name="Table4.A1" office:value-type="string">
            <text:p text:style-name="P9"><text:user-field-get text:name="py3o.record.remark">remark</text:user-field-get>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30">No.</text:p>
          </table:table-cell>
          <table:table-cell table:style-name="Table5.A1" office:value-type="string">
            <text:p text:style-name="P30">Product Code</text:p>
          </table:table-cell>
          <table:table-cell table:style-name="Table5.A1" office:value-type="string">
            <text:p text:style-name="P30">Description</text:p>
          </table:table-cell>
          <table:table-cell table:style-name="Table5.A1" office:value-type="string">
            <text:p text:style-name="P30">UOM</text:p>
          </table:table-cell>
          <table:table-cell table:style-name="Table5.A1" office:value-type="string">
            <text:p text:style-name="P30">Qty</text:p>
          </table:table-cell>
          <table:table-cell table:style-name="Table5.A1" office:value-type="string">
            <text:p text:style-name="P39">Unit</text:p>
          </table:table-cell>
          <table:table-cell table:style-name="Table5.A1" office:value-type="string">
            <text:p text:style-name="P30">Price</text:p>
          </table:table-cell>
          <table:table-cell table:style-name="Table5.A1" office:value-type="string">
            <text:p text:style-name="P30">Discount</text:p>
          </table:table-cell>
          <table:table-cell table:style-name="Table5.A1" office:value-type="string">
            <text:p text:style-name="P30">Tax</text:p>
          </table:table-cell>
          <table:table-cell table:style-name="Table5.J1" office:value-type="string">
            <text:p text:style-name="P30">Amount(Ks)</text:p>
          </table:table-cell>
        </table:table-row>
        <table:table-row table:style-name="Table5.2">
          <table:table-cell table:style-name="Table5.A2" table:number-columns-spanned="7" office:value-type="string">
            <text:p text:style-name="P46"><text:a xlink:type="simple" xlink:href="py3o://for=%22line%20in%20record.lines%22" text:style-name="Internet_20_link" text:visited-style-name="Visited_20_Internet_20_Link"><text:span text:style-name="T8">for="line in record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H2" table:number-columns-spanned="3" office:value-type="string">
            <text:p text:style-name="P4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8"><text:user-field-get text:name="py3o.line.no">no</text:user-field-get></text:p>
          </table:table-cell>
          <table:table-cell table:style-name="Table5.A2" office:value-type="string">
            <text:p text:style-name="P20"><text:user-field-get text:name="py3o.line.o_pcode">o_pcode</text:user-field-get></text:p>
          </table:table-cell>
          <table:table-cell table:style-name="Table5.A2" office:value-type="string">
            <text:p text:style-name="P20"><text:user-field-get text:name="py3o.line.o_pname">o_pname</text:user-field-get></text:p>
          </table:table-cell>
          <table:table-cell table:style-name="Table5.A2" office:value-type="string">
            <text:p text:style-name="P18"><text:user-field-get text:name="py3o.line.o_uom">o_uom</text:user-field-get></text:p>
          </table:table-cell>
          <table:table-cell table:style-name="Table5.A2" office:value-type="string">
            <text:p text:style-name="P18"><text:user-field-get text:name="py3o.line.o_qty">o_qty</text:user-field-get></text:p>
          </table:table-cell>
          <table:table-cell table:style-name="Table5.A2" office:value-type="string">
            <text:p text:style-name="P18"><text:user-field-get text:name="py3o.line.o_uom_unit">o_uom_unit</text:user-field-get></text:p>
          </table:table-cell>
          <table:table-cell table:style-name="Table5.A2" office:value-type="string">
            <text:p text:style-name="P19"><text:user-field-get text:name="py3o.line.o_punit">o_punit</text:user-field-get></text:p>
          </table:table-cell>
          <table:table-cell table:style-name="Table5.A2" office:value-type="string">
            <text:p text:style-name="P19"><text:user-field-get text:name="py3o.line.o_discount">o_discount</text:user-field-get></text:p>
          </table:table-cell>
          <table:table-cell table:style-name="Table5.A2" office:value-type="string">
            <text:p text:style-name="P19"><text:user-field-get text:name="py3o.line.o_tax">o_tax</text:user-field-get></text:p>
          </table:table-cell>
          <table:table-cell table:style-name="Table5.H2" office:value-type="string">
            <text:p text:style-name="P19"><text:user-field-get text:name="py3o.line.o_subtotal">o_subtotal</text:user-field-get></text:p>
          </table:table-cell>
        </table:table-row>
        <table:table-row table:style-name="Table5.4"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46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H2" office:value-type="string">
            <text:p text:style-name="P20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1"/>
          </table:table-cell>
          <table:table-cell table:style-name="Table6.A1" office:value-type="string">
            <text:p text:style-name="P32">Total Qty ( <text:user-field-get text:name="py3o.record.qty_total">qty_total</text:user-field-get><text:s/>) items </text:p>
          </table:table-cell>
          <table:table-cell table:style-name="Table6.C1" office:value-type="string">
            <text:p text:style-name="P42">Total</text:p>
          </table:table-cell>
          <table:table-cell table:style-name="Table6.D1" office:value-type="string">
            <text:p text:style-name="P34"><text:user-field-get text:name="py3o.record.sub_total">sub_total</text:user-field-get></text:p>
          </table:table-cell>
        </table:table-row>
        <table:table-row table:style-name="Table6.2"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33"><text:span text:style-name="T10">FOC</text:span><text:span text:style-name="T12"> </text:span><text:span text:style-name="T10">Qty </text:span><text:span text:style-name="T12">( </text:span><text:span text:style-name="T12"><text:user-field-get text:name="py3o.record.foc_total">foc_total</text:user-field-get></text:span><text:span text:style-name="T12"><text:s/>) items</text:span></text:p>
          </table:table-cell>
          <table:table-cell table:style-name="Table6.C2" office:value-type="string">
            <text:p text:style-name="P37">Paid Amount <text:s text:c="6"/></text:p>
          </table:table-cell>
          <table:table-cell table:style-name="Table6.D2" office:value-type="string">
            <text:p text:style-name="P35"><text:s/><text:user-field-get text:name="py3o.record.paid_amount">paid_amount</text:user-field-get></text:p>
          </table:table-cell>
        </table:table-row>
        <table:table-row table:style-name="Table6.3"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7"><text:span text:style-name="T11">FOC Amount - </text:span><text:span text:style-name="T11"><text:user-field-get text:name="py3o.record.foc_amount">foc_amount</text:user-field-get></text:span></text:p>
          </table:table-cell>
          <table:table-cell table:style-name="Table6.C2" office:value-type="string">
            <text:p text:style-name="P40">Amount Due</text:p>
          </table:table-cell>
          <table:table-cell table:style-name="Table6.D2" office:value-type="string">
            <text:p text:style-name="P34"><text:user-field-get text:name="py3o.record.due_amount">due_amount</text:user-field-get></text:p>
          </table:table-cell>
        </table:table-row>
        <table:table-row table:style-name="Table6.4">
          <table:table-cell table:style-name="Table6.A2" table:number-columns-spanned="2" office:value-type="string">
            <text:p text:style-name="P17">ငွေလွှဲပေးပို့ရန် ဘဏ်အကောင့်အမည် - <text:s/>‌‌<text:span text:style-name="T5">Daw Mya Mya Than / <text:s/>Ma Wint Thandar Maung</text:span></text:p>
          </table:table-cell>
          <table:covered-table-cell/>
          <table:table-cell table:style-name="Table6.C2" office:value-type="string">
            <text:p text:style-name="P36">Grand Total <text:s text:c="7"/></text:p>
          </table:table-cell>
          <table:table-cell table:style-name="Table6.D2" office:value-type="string">
            <text:p text:style-name="P34"><text:s/><text:user-field-get text:name="py3o.record.grand_total">grand_total</text:user-field-get></text:p>
          </table:table-cell>
        </table:table-row>
      </table:table>
      <text:p text:style-name="P41"><text:span text:style-name="T14"><text:s/>KBZ - 15651201600406501<text:tab/><text:tab/></text:span><text:span text:style-name="T15">MAB - 0040182004002794039</text:span></text:p>
      <text:p text:style-name="P43"><text:s/>Yoma - 000245412000011<text:tab/><text:tab/>Yoma – 000211112000040</text:p>
      <text:p text:style-name="P43"/>
      <text:p text:style-name="P47"><text:span text:style-name="T4">အထက်ပါ Bank Accountများကိုသာ ငွေလွှဲပေးပါရန်။ </text:span><text:a xlink:type="simple" xlink:href="py3o:///for" text:style-name="Internet_20_link" text:visited-style-name="Visited_20_Internet_20_Link"><text:span text:style-name="T6">/for</text:span></text:a><text:span text:style-name="T6"> </text:span></text:p>
      <text:p text:style-name="P44"/>
      <text:p text:style-name="P45"/>
      <text:p text:style-name="P44"/>
      <text:p text:style-name="P44"/>
      <text:p text:style-name="P44"/>
      <text:p text:style-name="P44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25">Prepared By</text:p>
          </table:table-cell>
          <table:table-cell table:style-name="Table1.A1" office:value-type="string">
            <text:p text:style-name="P25">Checked By</text:p>
          </table:table-cell>
          <table:table-cell table:style-name="Table1.A1" office:value-type="string">
            <text:p text:style-name="P25">Approved By</text:p>
          </table:table-cell>
        </table:table-row>
      </table:table>
      <text:p text:style-name="P44"><draw:line text:anchor-type="paragraph" draw:z-index="0" draw:name="Horizontal line 2" draw:style-name="gr1" draw:text-style-name="P49" svg:x1="0.6075in" svg:y1="0.0709in" svg:x2="1.6236in" svg:y2="0.0709in"><text:p/></draw:line><draw:line text:anchor-type="paragraph" draw:z-index="2" draw:name="Horizontal line 3" draw:style-name="gr1" draw:text-style-name="P49" svg:x1="4.9543in" svg:y1="0.1063in" svg:x2="5.9705in" svg:y2="0.1063in"><text:p/></draw:line><draw:line text:anchor-type="paragraph" draw:z-index="1" draw:name="Horizontal line 1" draw:style-name="gr1" draw:text-style-name="P49" svg:x1="2.7602in" svg:y1="0.0799in" svg:x2="3.7764in" svg:y2="0.0799in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6.5299in" table:align="margins"/>
    </style:style>
    <style:style style:name="Table14.A" style:family="table-column">
      <style:table-column-properties style:column-width="4.934in" style:rel-column-width="49518*"/>
    </style:style>
    <style:style style:name="Table14.B" style:family="table-column">
      <style:table-column-properties style:column-width="0.066in" style:rel-column-width="662*"/>
    </style:style>
    <style:style style:name="Table14.C" style:family="table-column">
      <style:table-column-properties style:column-width="1.5299in" style:rel-column-width="15355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5299in" table:align="margins"/>
    </style:style>
    <style:style style:name="Table15.A" style:family="table-column">
      <style:table-column-properties style:column-width="1.5715in" style:rel-column-width="15771*"/>
    </style:style>
    <style:style style:name="Table15.B" style:family="table-column">
      <style:table-column-properties style:column-width="4.9583in" style:rel-column-width="49764*"/>
    </style:style>
    <style:style style:name="Table15.A1" style:family="table-cell">
      <style:table-cell-properties style:writing-mode="page"/>
    </style:style>
    <style:style style:name="Table15.3" style:family="table-row">
      <style:table-row-properties style:min-row-height="0.241in"/>
    </style:style>
    <style:style style:name="Table7" style:family="table">
      <style:table-properties style:width="6.5299in" table:align="margins"/>
    </style:style>
    <style:style style:name="Table7.A" style:family="table-column">
      <style:table-column-properties style:column-width="6.5299in" style:rel-column-width="65535*"/>
    </style:style>
    <style:style style:name="Table7.1" style:family="table-row">
      <style:table-row-properties style:min-row-height="0.0611in"/>
    </style:style>
    <style:style style:name="Table7.A1" style:family="table-cell">
      <style:table-cell-properties style:writing-mode="page"/>
    </style:style>
    <style:style style:name="MP1" style:family="paragraph" style:parent-style-name="Header">
      <style:text-properties officeooo:paragraph-rsid="0094e93f"/>
    </style:style>
    <style:style style:name="MP2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94e93f" style:font-size-asian="10pt" style:font-size-complex="10pt"/>
    </style:style>
    <style:style style:name="MP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94e93f" style:font-size-asian="10pt" style:font-size-complex="10pt"/>
    </style:style>
    <style:style style:name="MP4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94e93f" style:font-size-asian="10pt" style:font-size-complex="10pt"/>
    </style:style>
    <style:style style:name="MP5" style:family="paragraph" style:parent-style-name="Table_20_Contents">
      <style:text-properties style:font-name="Pyidaungsu" officeooo:paragraph-rsid="0094e93f"/>
    </style:style>
    <style:style style:name="MP6" style:family="paragraph" style:parent-style-name="Table_20_Contents">
      <style:paragraph-properties fo:line-height="115%"/>
      <style:text-properties style:font-name="Pyidaungsu" officeooo:paragraph-rsid="0094e93f"/>
    </style:style>
    <style:style style:name="MP7" style:family="paragraph" style:parent-style-name="Table_20_Contents">
      <style:paragraph-properties fo:line-height="150%"/>
      <style:text-properties style:font-name="Pyidaungsu" fo:font-size="9pt" officeooo:paragraph-rsid="0094e93f" style:font-size-asian="9pt" style:font-size-complex="9pt"/>
    </style:style>
    <style:style style:name="MP8" style:family="paragraph" style:parent-style-name="Standard">
      <style:text-properties officeooo:paragraph-rsid="0094e93f"/>
    </style:style>
    <style:style style:name="MP9" style:family="paragraph" style:parent-style-name="Table_20_Contents">
      <style:paragraph-properties fo:line-height="150%" fo:text-align="center" style:justify-single-word="false"/>
      <style:text-properties fo:font-size="8pt" officeooo:paragraph-rsid="00724649" style:font-size-asian="8pt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8pt" officeooo:paragraph-rsid="0080f36a" style:font-size-asian="8pt" style:font-name-complex="Pyidaungsu" style:font-size-complex="8pt"/>
    </style:style>
    <style:style style:name="MT1" style:family="text"/>
    <style:style style:name="MT2" style:family="text">
      <style:text-properties fo:font-size="19pt" fo:font-weight="bold" style:font-size-asian="19pt" style:font-weight-asian="bold" style:font-size-complex="19pt" style:font-weight-complex="bold"/>
    </style:style>
    <style:style style:name="MT3" style:family="text">
      <style:text-properties fo:font-size="24pt" fo:font-weight="bold" style:font-size-asian="24pt" style:font-weight-asian="bold" style:font-size-complex="24pt" style:font-weight-complex="bold"/>
    </style:style>
    <style:style style:name="MT4" style:family="text">
      <style:text-properties fo:font-size="10.5pt" style:font-size-asian="10.5pt" style:font-size-complex="10.5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9299in" fo:page-height="9.8402in" style:num-format="1" style:print-orientation="portrait" fo:margin-top="0.1598in" fo:margin-bottom="0.5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Date" text:name="py3o.doc.printed_date"/>
          <text:user-field-decl office:value-type="string" office:string-value="Add" text:name="py3o.temp.address"/>
          <text:user-field-decl office:value-type="string" office:string-value="Contact" text:name="py3o.temp.company_phone"/>
          <text:user-field-decl office:value-type="string" office:string-value="TitleBig" text:name="py3o.temp.title1"/>
          <text:user-field-decl office:value-type="string" office:string-value="Title" text:name="py3o.temp.title2"/>
        </text:user-field-decls>
        <text:p text:style-name="MP1"><text:a xlink:type="simple" xlink:href="py3o://for=%22doc%20in%20records%22" text:style-name="Internet_20_link" text:visited-style-name="Visited_20_Internet_20_Link">for="doc in records"</text:a>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>
            <table:table-cell table:style-name="Table14.A1" office:value-type="string">
              <text:p text:style-name="MP2">Printed Date </text:p>
            </table:table-cell>
            <table:table-cell table:style-name="Table14.A1" office:value-type="string">
              <text:p text:style-name="MP3">:</text:p>
            </table:table-cell>
            <table:table-cell table:style-name="Table14.A1" office:value-type="string">
              <text:p text:style-name="MP4"><text:s/><text:user-field-get text:name="py3o.doc.printed_date">PDate</text:user-field-get></text:p>
            </table:table-cell>
          </table:table-row>
        </table:table>
        <text:p text:style-name="MP1"><text:a xlink:type="simple" xlink:href="py3o://for=%22temp%20in%20doc.report_template_id%22" text:style-name="Internet_20_link" text:visited-style-name="Visited_20_Internet_20_Link">for="temp in doc.report_template_id"</text:a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table:number-rows-spanned="3" office:value-type="string">
              <text:p text:style-name="MP5"><draw:frame draw:style-name="Mfr1" draw:name="py3o.image(temp.title_img,'png',height='2.0cm',width='1.6cm',isb64=True)" text:anchor-type="paragraph" svg:x="0.2402in" svg:y="0.05in" svg:width="1.1618in" style:rel-width="74%" svg:height="1.1134in" style:rel-height="89%" draw:z-index="4"><draw:text-box><text:p text:style-name="Frame_20_contents"/></draw:text-box></draw:frame></text:p>
            </table:table-cell>
            <table:table-cell table:style-name="Table15.A1" office:value-type="string">
              <text:p text:style-name="MP6"><text:span text:style-name="MT2"><text:user-field-get text:name="py3o.temp.title1">TitleBig</text:user-field-get></text:span><text:span text:style-name="MT3"><text:s/></text:span><text:span text:style-name="MT4"><text:user-field-get text:name="py3o.temp.title2">Title</text:user-field-get></text:span></text:p>
            </table:table-cell>
          </table:table-row>
          <table:table-row>
            <table:covered-table-cell table:style-name="Table15.A1"/>
            <table:table-cell table:style-name="Table15.A1" office:value-type="string">
              <text:p text:style-name="MP7"><text:user-field-get text:name="py3o.temp.address">Add</text:user-field-get></text:p>
            </table:table-cell>
          </table:table-row>
          <table:table-row table:style-name="Table15.3">
            <table:covered-table-cell table:style-name="Table15.A1"/>
            <table:table-cell table:style-name="Table15.A1" office:value-type="string">
              <text:p text:style-name="MP7"><text:user-field-get text:name="py3o.temp.company_phone">Contact</text:user-field-get></text:p>
            </table:table-cell>
          </table:table-row>
        </table:table>
        <text:p text:style-name="MP8"><text:a xlink:type="simple" xlink:href="py3o:///for" text:style-name="Internet_20_link" text:visited-style-name="Visited_20_Internet_20_Link">/for</text:a></text:p>
        <text:p text:style-name="MP1"><text:a xlink:type="simple" xlink:href="py3o:///for" text:style-name="Internet_20_link" text:visited-style-name="Visited_20_Internet_20_Link">/for</text:a></text:p>
      </style:header>
      <style:footer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MP9">Viber: +959797464053, Facebook Page: Mya Ngwe San, Wechat ID: myangwesan,</text:p>
            </table:table-cell>
          </table:table-row>
          <table:table-row>
            <table:table-cell table:style-name="Table7.A1" office:value-type="string">
              <text:p text:style-name="MP9">Gmail: myangwesan1@gmail.com, Website: www.myangwesan.com</text:p>
            </table:table-cell>
          </table:table-row>
          <table:table-row>
            <table:table-cell table:style-name="Table7.A1" office:value-type="string">
              <text:p text:style-name="MP9">ဝယ်ယူအားပေးမှုကို ကျေးဇူးအထူးတင်ပါသည်။</text:p>
            </table:table-cell>
          </table:table-row>
          <table:table-row>
            <table:table-cell table:style-name="Table7.A1" office:value-type="string">
              <text:p text:style-name="MP9">အဆင်မပြေမှုတစ်စုံတစ်ရာရှိပါက 09-5341575, 09-793118332 သို့တိုင်ကြားနိုင်ပါသည်။</text:p>
            </table:table-cell>
          </table:table-row>
        </table:table>
        <text:p text:style-name="MP10">ကား၊ ရထား ၊သင်္ဘောတို့ကြောင့် <text:s/>ပျက်စီးဆုံးရှုံးမှု တာဝန်မယူပါ။ ဝယ်ပြီး ပစ္စည်း ပြန်မလဲပါ။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16:14:42.297000000</meta:creation-date>
    <meta:editing-duration>PT8M9S</meta:editing-duration>
    <meta:editing-cycles>8</meta:editing-cycles>
    <meta:generator>LibreOffice/7.4.7.2$Windows_X86_64 LibreOffice_project/723314e595e8007d3cf785c16538505a1c878ca5</meta:generator>
    <dc:date>2023-06-28T11:26:18.678000000</dc:date>
    <meta:document-statistic meta:table-count="8" meta:image-count="0" meta:object-count="0" meta:page-count="2" meta:paragraph-count="78" meta:word-count="177" meta:character-count="1215" meta:non-whitespace-character-count="1081"/>
  </office:meta>
</office:document-meta>
</file>